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0610" officeooo:paragraph-rsid="00070610"/>
    </style:style>
    <style:style style:name="P2" style:family="paragraph" style:parent-style-name="Standard">
      <style:text-properties fo:language="el" fo:country="GR" officeooo:rsid="00070610" officeooo:paragraph-rsid="00070610"/>
    </style:style>
    <style:style style:name="P3" style:family="paragraph" style:parent-style-name="Standard">
      <style:text-properties fo:font-weight="bold" officeooo:rsid="00070610" officeooo:paragraph-rsid="00070610" style:font-weight-asian="bold" style:font-weight-complex="bold"/>
    </style:style>
    <style:style style:name="P4" style:family="paragraph" style:parent-style-name="Standard">
      <style:text-properties fo:font-size="15pt" officeooo:rsid="00070610" officeooo:paragraph-rsid="00070610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8744f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l" fo:country="GR"/>
    </style:style>
    <style:style style:name="T6" style:family="text">
      <style:text-properties fo:language="el" fo:country="GR" fo:font-weight="bold" style:font-weight-asian="bold" style:font-weight-complex="bold"/>
    </style:style>
    <style:style style:name="T7" style:family="text">
      <style:text-properties fo:language="el" fo:country="GR" officeooo:rsid="0008744f"/>
    </style:style>
    <style:style style:name="T8" style:family="text">
      <style:text-properties fo:language="el" fo:country="GR" style:text-underline-style="solid" style:text-underline-width="auto" style:text-underline-color="font-color"/>
    </style:style>
    <style:style style:name="T9" style:family="text">
      <style:text-properties fo:font-size="9pt" fo:language="el" fo:country="GR" fo:font-style="italic" style:font-size-asian="9pt" style:font-style-asian="italic" style:font-size-complex="9pt" style:font-style-complex="italic"/>
    </style:style>
    <style:style style:name="T10" style:family="text">
      <style:text-properties fo:font-size="12pt" fo:language="el" fo:country="GR" fo:font-style="normal" style:font-size-asian="10.5pt" style:font-style-asian="normal" style:font-size-complex="12pt" style:font-style-complex="normal"/>
    </style:style>
    <style:style style:name="T11" style:family="text">
      <style:text-properties fo:font-size="12pt" fo:language="el" fo:country="GR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12" style:family="text">
      <style:text-properties fo:font-size="12pt" fo:language="en" fo:country="US" fo:font-style="normal" style:font-size-asian="10.5pt" style:font-style-asian="normal" style:font-size-complex="12pt" style:font-style-complex="normal"/>
    </style:style>
    <style:style style:name="T13" style:family="text">
      <style:text-properties fo:font-size="12pt" fo:language="en" fo:country="US" fo:font-style="italic" style:font-size-asian="10.5pt" style:font-style-asian="italic" style:font-size-complex="12pt" style:font-style-complex="italic"/>
    </style:style>
    <style:style style:name="T14" style:family="text">
      <style:text-properties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font-size="12pt" fo:font-style="italic" style:font-size-asian="10.5pt" style:font-style-asian="italic" style:font-size-complex="12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8744f" style:font-weight-asian="bold" style:font-weight-complex="bold"/>
    </style:style>
    <style:style style:name="T18" style:family="text">
      <style:text-properties officeooo:rsid="00087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Κάποια βασικά <text:span text:style-name="T18">για το </text:span><text:span text:style-name="T3">Arduino</text:span>:</text:p>
      <text:p text:style-name="P1"/>
      <text:p text:style-name="P1">ΠΑΝΤΑ <text:span text:style-name="T16">προσέχουμε την πολικότητα</text:span>. Αναφέρεται ως (+) <text:span text:style-name="T18">και</text:span> (-), αλλιώς <text:span text:style-name="T1">(5v) </text:span><text:span text:style-name="T7">και</text:span><text:span text:style-name="T5"> (</text:span><text:span text:style-name="T1">GND).</text:span></text:p>
      <text:p text:style-name="P1"/>
      <text:p text:style-name="P3">Βρεγμένα χέρια = τζιζ, κακό!</text:p>
      <text:p text:style-name="P1"/>
      <text:p text:style-name="P1">Προσέχουμε την <text:span text:style-name="T16">επιφάνεια</text:span> όπου ακουμπάμε το <text:span text:style-name="T1">arduino! </text:span><text:span text:style-name="T5">Όχι βρεγμένη, όχι αγώγιμη. Συνήθως ένα φύλλο χαρτί από κάτω είναι αρκετό.</text:span></text:p>
      <text:p text:style-name="P1"/>
      <text:p text:style-name="P1"><text:span text:style-name="T18">Ν</text:span>α <text:span text:style-name="T17">μην </text:span><text:span text:style-name="T16">ακουμπάμε</text:span> την πλακέτα του <text:span text:style-name="T1">arduino </text:span><text:span text:style-name="T5">όταν είναι ενεργό!</text:span></text:p>
      <text:p text:style-name="P1"><text:span text:style-name="T5"/></text:p>
      <text:p text:style-name="P1"><text:span text:style-name="T5">Για να κάνουμε </text:span><text:span text:style-name="T6">αλλαγές/διορθώσεις</text:span><text:span text:style-name="T5"> στο κύκλωμα, πρώτα βγάζουμε το </text:span><text:span text:style-name="T1">arduino </text:span><text:span text:style-name="T5">από το ρεύμα (</text:span><text:span text:style-name="T1">usb)</text:span><text:span text:style-name="T5">!</text:span></text:p>
      <text:p text:style-name="P1"/>
      <text:p text:style-name="P1">στα <text:span text:style-name="T2">LED</text:span></text:p>
      <text:p text:style-name="P1"><text:span text:style-name="T1"><text:tab/></text:span><text:span text:style-name="T5">το </text:span><text:span text:style-name="T8">μακρύτερο ποδαράκι είναι το </text:span><text:span text:style-name="T4">GND</text:span><text:span text:style-name="T1"> </text:span><text:span text:style-name="T9">(εκτός κι αν αναγράφεται διαφορετικά)</text:span></text:p>
      <text:p text:style-name="P1"><text:span text:style-name="T9"><text:tab/></text:span><text:span text:style-name="T11">πάντα βάζουμε αντίσταση σε κάθε κοντό ποδαράκι</text:span><text:span text:style-name="T10"> πριν το </text:span><text:span text:style-name="T12">arduino (</text:span><text:span text:style-name="T10">επιλέγουμε αντίσταση μεταξύ 220Ω έως και 370Ω)</text:span></text:p>
      <text:p text:style-name="P1"><text:span text:style-name="T10"/></text:p>
      <text:p text:style-name="P2"><text:span text:style-name="T14">σε κύκλωμα όπου δεν έχουμε συσκευή να καταναλώνει ρεύμα (όπως </text:span><text:span text:style-name="T12">LED) </text:span><text:span text:style-name="T14">συνήθως βάζουμε μια μεγάλη αντίσταση όπως 10</text:span><text:span text:style-name="T12">k</text:span><text:span text:style-name="T14">Ω </text:span><text:span text:style-name="T15">(</text:span><text:span text:style-name="T13">10k=10.000</text:span><text:span text:style-name="T15">)</text:span><text:span text:style-name="T14">.</text:span></text:p>
      <text:p text:style-name="P2"><text:span text:style-name="T14"/></text:p>
      <text:p text:style-name="P2"><text:span text:style-name="T14"/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0:56:06.929000000</meta:creation-date>
    <dc:date>2015-03-12T01:16:36.252000000</dc:date>
    <meta:editing-duration>PT3M9S</meta:editing-duration>
    <meta:editing-cycles>1</meta:editing-cycles>
    <meta:document-statistic meta:table-count="0" meta:image-count="0" meta:object-count="0" meta:page-count="1" meta:paragraph-count="10" meta:word-count="115" meta:character-count="733" meta:non-whitespace-character-count="626"/>
    <meta:generator>LibreOffice/4.4.1.2$Windows_x86 LibreOffice_project/45e2de17089c24a1fa810c8f975a7171ba4cd432</meta:generator>
  </office:meta>
</office:document-meta>
</file>